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GoToRemote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DFGoToRemote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GoToRemote.PDFGoToRemote( PDFFileSpec pdfFileSpec , boolean new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GoToRemote.toPDF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GoToRemote.PDFGoToRemote( PDFFileSpec pdfFileSpec , int page , boolean new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GoToRemote.PDFGoToRemote( PDFFileSpec pdfFileSpec , String dest , boolean new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